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8" style:family="paragraph" style:parent-style-name="Standard"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9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.5pt" style:font-size-asian="12.5pt" style:font-size-complex="12.5pt"/>
    </style:style>
    <style:style style:name="T4" style:family="text">
      <style:text-properties fo:font-size="12.5pt" fo:font-weight="bold" style:font-size-asian="12.5pt" style:font-weight-asian="bold" style:font-size-complex="12.5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Sat 5/27/2017 <text:s/></text:span>4.5 miles</text:p>
      <text:p text:style-name="P4">I ran 4 miles on hilly roads in 37:28 or 9:21/mile.</text:p>
      <text:p text:style-name="P4">Splits: 11:08, 9:14, 8:50, 8:16</text:p>
      <text:p text:style-name="P4">I warmed down with a half mile in about 5:00.</text:p>
      <text:p text:style-name="P4"/>
      <text:p text:style-name="P4">Sun 5/28/2017 <text:span text:style-name="T1">no running</text:span></text:p>
      <text:p text:style-name="P3"/>
      <text:p text:style-name="P4">Mon 5/29/2017<text:span text:style-name="T1"> 6.1 miles</text:span></text:p>
      <text:p text:style-name="P4">I<text:span text:style-name="T1"> </text:span>warmed up by running 3 miles at various paces. </text:p>
      <text:p text:style-name="P4">It takes me at least 3 miles to warm up now. <text:s/></text:p>
      <text:p text:style-name="P4">Then I ran the hilly Meadville “Human Race” 5K. Time: 24:29</text:p>
      <text:p text:style-name="P4">Mile split: 7:49, 8:12, 7:37 </text:p>
      <text:p text:style-name="P4">I should have warmed down but after talking to other runners I ran out of time.</text:p>
      <text:p text:style-name="P4"/>
      <text:p text:style-name="P4">Tues 5/30/2017 <text:span text:style-name="T1">6 miles</text:span></text:p>
      <text:p text:style-name="P4">I ran 2 miles on hilly roads and averaged 10:16/mile in Meadville.</text:p>
      <text:p text:style-name="P4">In the afternoon I walked 4 miles on the towpath in Cuyahoga National Park, Ohio. </text:p>
      <text:p text:style-name="P4"><text:s/></text:p>
      <text:p text:style-name="P4">Wed 5/31/2017 <text:span text:style-name="T1">2 miles</text:span></text:p>
      <text:p text:style-name="P4">I walked 2 miles in a park near Cleveland. </text:p>
      <text:p text:style-name="P4"/>
      <text:p text:style-name="P4">Thurs 6/1/2017 <text:span text:style-name="T1">5 miles</text:span></text:p>
      <text:p text:style-name="P4">I ran 5 miles on hilly roads in Meadville. <text:s/>The average pace was 10:17/mile.</text:p>
      <text:p text:style-name="P4"/>
      <text:p text:style-name="P4">Fri 6/2/2017 <text:span text:style-name="T1">4.5 miles</text:span></text:p>
      <text:p text:style-name="P4">I walked and ran 4.5 miles on mainly level ground and averaged about 13:30/mile. <text:s/>I walked about twice as much as I ran.</text:p>
      <text:p text:style-name="P4"/>
      <text:p text:style-name="P3">28.1 miles in the last week </text:p>
      <text:p text:style-name="P3"><text:soft-page-break/></text:p>
      <text:p text:style-name="P1">Sat 6/3/2017 <text:span text:style-name="T1">10.5 miles</text:span></text:p>
      <text:p text:style-name="P1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1">First 5 mile splits: <text:s text:c="4"/>10:03, 9:41, 9:39, 9:30, 9:30</text:p>
      <text:p text:style-name="P1">Second 5 mile splits: <text:s text:c="2"/>9:37, 9:23, 8:56, 8:22, 8:04</text:p>
      <text:p text:style-name="P1">I warmed down with a ½ mile jog.</text:p>
      <text:p text:style-name="P1">In the afternoon Mary Jane and I kayaked for 2 hours down French Creek. <text:s/>It was great exercise and we both had fun.</text:p>
      <text:p text:style-name="P1"/>
      <text:p text:style-name="P1">Sun 6/4/2017 <text:span text:style-name="T1">no running</text:span></text:p>
      <text:p text:style-name="P1"/>
      <text:p text:style-name="P1">Mon 6/5/2017 <text:span text:style-name="T1">4 miles</text:span></text:p>
      <text:p text:style-name="P1">I ran with 6 other runners on the high school track. </text:p>
      <text:p text:style-name="P1">warm up 2 miles</text:p>
      <text:p text:style-name="P1">6 x 300 meters with 200 meter jog after each and a ½ mile jog at the end. <text:s/>The jogs took about 2:30.</text:p>
      <text:p text:style-name="P1">Times for the 300 meter runs:</text:p>
      <text:p text:style-name="P1">1:26, 1:16, 1:19, 1:15, 1:14, 1:14</text:p>
      <text:p text:style-name="P1"/>
      <text:p text:style-name="P1">Tues 6/6/2017 <text:span text:style-name="T1">4 miles</text:span></text:p>
      <text:p text:style-name="P1">I ran 2 miles on a treadmill at 9:00/mile and went right into a ½ mile at various paces as fast as 7:19/mile. The ½ mile was in 4:09. <text:s/>Then I rested 6 minutes.</text:p>
      <text:p text:style-name="P1">I ran 2 x 0.2 miles with a 0.3 mile jog before each.</text:p>
      <text:p text:style-name="P1">The 0.2 mile runs were in 81 seconds or 6:45/mile.</text:p>
      <text:p text:style-name="P1">The 0.3 mile jogs were at 12:00/mile.</text:p>
      <text:p text:style-name="P1">I warmed down with a ½ mile in about 6:00. </text:p>
      <text:p text:style-name="P1"/>
      <text:p text:style-name="P1">Wed 6/7/2017 <text:span text:style-name="T1">no running</text:span></text:p>
      <text:p text:style-name="P2"/>
      <text:p text:style-name="P1">Thur 6/8/2017 <text:span text:style-name="T1">5 miles</text:span></text:p>
      <text:p text:style-name="P1">I ran 5 miles on a hilly course. <text:s/>Half was on roads and half was on grass. <text:s/></text:p>
      <text:p text:style-name="P1">The average pace was about 10:00/mile.</text:p>
      <text:p text:style-name="P1"/>
      <text:p text:style-name="P1">Fri 6/9/2017 <text:span text:style-name="T1">no running</text:span> </text:p>
      <text:p text:style-name="P1"/>
      <text:p text:style-name="P1"/>
      <text:p text:style-name="P2">23.5 miles in the last week </text:p>
      <text:p text:style-name="P1"/>
      <text:p text:style-name="P1"><text:soft-page-break/></text:p>
      <text:p text:style-name="P1">Sat 6/10/2017 <text:span text:style-name="T1">6.5 miles</text:span></text:p>
      <text:p text:style-name="P1">I ran 3 miles twice on a hilly course. <text:s/>Total ascent along the 3 miles is 274 feet as measured on Google Earth. <text:s/>The ascent on the first ¼ mile is 92 feet. </text:p>
      <text:p text:style-name="P1"><text:span text:style-name="T1">Warm up</text:span>: <text:s/>I ran 3 miles in 29:20 or 9:46/mile. <text:s/>The first ¼ mile up hill was in 3:15. rested 6:00</text:p>
      <text:p text:style-name="P1"><text:span text:style-name="T1">Run:</text:span> I ran 3 miles in 25:33 or 8:31/mile. <text:s/>The first ¼ mile up hill was in 2:28.</text:p>
      <text:p text:style-name="P1"><text:span text:style-name="T1">Warm down</text:span>: ¼ mile walk and ¼ mile jog </text:p>
      <text:p text:style-name="P1">It takes me about 3 miles to warm up before I can run fast.</text:p>
      <text:p text:style-name="P1"/>
      <text:p text:style-name="P1">Sun 6/11/2017 <text:span text:style-name="T1">no running</text:span></text:p>
      <text:p text:style-name="P1"/>
      <text:p text:style-name="P1">Mon 6/12/2017 <text:span text:style-name="T1">4.5 miles</text:span></text:p>
      <text:p text:style-name="P1">I ran on the high school track with Rod Brest and Tim Dunn. <text:s/>We warmed up with a 1.5 mile jog and then ran 6 x ¼ mile with a ¼ mile jog after each run. <text:s/>It was 88 degrees so we drank Gatorade a few times. <text:s/></text:p>
      <text:p text:style-name="P1">Times for Rod and me: <text:s/>2:01, 1:48, 1:59, 1:58, 2:00, 1:53</text:p>
      <text:p text:style-name="P1">Tim ran faster.</text:p>
      <text:p text:style-name="P1"/>
      <text:p text:style-name="P1">Tues 6/13/2017 <text:span text:style-name="T1">6.5 miles</text:span> </text:p>
      <text:p text:style-name="P5">I describe below a 2 mile course that I call the “Hill Course” in case any local runners want to try it. <text:s/>I use this course every so often.</text:p>
      <text:p text:style-name="P7">The bottom of Spring St near the entrance to the bypass is one of the lowest points in Meadville. </text:p>
      <text:p text:style-name="P7">The top of <text:s/>Hamilton Rd near the entrance to the fairgrounds is one of the highest points. </text:p>
      <text:p text:style-name="P7">The following path between these points is almost exactly 2 miles long.</text:p>
      <text:p text:style-name="P7">up Spring and Prospect to Park, up Park to Allegheny, up Allegheny and Limber to Hamilton,</text:p>
      <text:p text:style-name="P7">up Hamilton to the highest point on Hamilton. </text:p>
      <text:p text:style-name="P7">This path has almost a continuous rise, except for a ¼ mile stretch from the highest point on Limber Rd near the water tower to Hamilton Rd. </text:p>
      <text:p text:style-name="P7">Where Grandview Ave meets Limber Rd is about the one mile mark (½ way) on the course. <text:s/></text:p>
      <text:p text:style-name="P1"><text:span text:style-name="T3">The total ascent is </text:span><text:span text:style-name="T4">460 ft</text:span><text:span text:style-name="T3"> (measured with Google Earth) for the 2 miles.</text:span></text:p>
      <text:p text:style-name="P9"/>
      <text:p text:style-name="P1"><text:span text:style-name="T5">Today's workout</text:span><text:span text:style-name="T6">:</text:span><text:span text:style-name="T3"> I warmed up by running 2 miles in about 20:00, rested 10:00 and jogged ¼ mile.</text:span></text:p>
      <text:p text:style-name="P7">I did a 4 mile run. I started half way up on the Hill Course and ran 1 mile down to the bottom of Spring St. I turned around and ran the 2 miles up the Hill Course to the top of Hamilton. I turned again and <text:s/>ran 1 mile to where I started.</text:p>
      <text:p text:style-name="P7">Splits: 1mile 7:32 (down hill), 2 miles 20:39 (up hill, total ascent: 460 ft), 1 mile 8:06 (down hill). </text:p>
      <text:p text:style-name="P7">Total time 36:17 or 9:04/mile</text:p>
      <text:p text:style-name="P7">I warmed down with a ¼ mile walk. <text:s/>It was about 80 degrees at the end of the run. </text:p>
      <text:p text:style-name="P6"/>
      <text:p text:style-name="P7">Wed 6/14/2017 <text:span text:style-name="T1">5.25 miles</text:span></text:p>
      <text:p text:style-name="P7">I walked and ran 5 miles on roads, grass and trails, and averaged 10:59/mile. The course was hilly. I walked 10 times for a total of about 0.9 miles of walking. <text:s/>I warmed down with a ¼ mile walk.</text:p>
      <text:p text:style-name="P3"/>
      <text:p text:style-name="P8"><text:soft-page-break/><text:span text:style-name="T2">Thur 6/15/2017 </text:span>6.25 miles</text:p>
      <text:p text:style-name="P7">I ran 6 miles on roads.</text:p>
      <text:p text:style-name="P7"><text:span text:style-name="T1">Warm up:</text:span> I ran and jogged 2 miles mainly up hill including 8 short fast runs between telephone poles near the end of the run and then rested 3 minutes.</text:p>
      <text:p text:style-name="P7"><text:span text:style-name="T1">Run: </text:span><text:s/>I ran 1 mile on a relatively level road in 8:17 and then I jogged and ran a mile with 2 x 60 yd pick ups near the end. <text:s/>Again I rest 3 minutes.</text:p>
      <text:p text:style-name="P7"><text:span text:style-name="T1">Run: </text:span><text:s/>I ran another mile on a different relatively level road in 7:40. <text:s/>This mile was easier to run than the one I did in 8:17 because I needed the 4 previous miles of running and jogging to get my body ready for faster running. </text:p>
      <text:p text:style-name="P7"><text:span text:style-name="T1">Warm down:</text:span> I jogged a mile and walked ¼ mile home. </text:p>
      <text:p text:style-name="P7">Fri 6/16/17 <text:span text:style-name="T1">4.25 miles</text:span></text:p>
      <text:p text:style-name="P7">I ran on the high school track with Tim Dunn. <text:s/>It was 90 degrees so we drank Gatorade a few times and took relatively long rests and jogs between our ¼ mile runs. <text:s/>We stayed relatively comfortable. <text:s/>After a mile warm up jog, we ran 6 x ¼ mile with a ¼ mile jog between each run and a ½ mile jog at the end. For most of these runs Tim started 15 seconds after I did. <text:s/>Our running group usually does this when some runners are going to run faster than others. <text:s/>This way the faster runners have someone ahead to pull them along and slower ones have the others to run with near the end of the run. </text:p>
      <text:p text:style-name="P7">My times on the ¼ mile runs: 1:54, 1:51, 1:46, 1:53, 1:50, 1:40</text:p>
      <text:p text:style-name="P8">33.25 <text:s/>miles in the past week </text:p>
      <text:p text:style-name="P7">Sat 6/17/2017 <text:span text:style-name="T1">no running</text:span></text:p>
      <text:p text:style-name="P7">I worked in the yard for 3 hours including 50 minutes of cutting grass with a push mower.</text:p>
      <text:p text:style-name="P7"/>
      <text:p text:style-name="P7">Sun 6/18/2017 <text:span text:style-name="T1">5 miles</text:span></text:p>
      <text:p text:style-name="P7">I walked and ran 5 miles on slightly hilly roads. <text:s/>I walked about 0.1 miles at the beginning of each half mile and averaged 11:25/mile.</text:p>
      <text:p text:style-name="P7"/>
      <text:p text:style-name="P7">Mon 6/19/2017 <text:span text:style-name="T1">6 miles</text:span></text:p>
      <text:p text:style-name="P7">I warmed up with 2 miles of jogging and some stretching and then ran with 5 others on the high school track. <text:s/>We ran 5 x ½ mile with a ¼ mile jog between each. Then we warmed down with a ½ mile jog.</text:p>
      <text:p text:style-name="P7">Rod Brest and I had the following times on the ½ miles:</text:p>
      <text:p text:style-name="P7">4:02, 4:01, 3:58, 4:01 3:53</text:p>
      <text:p text:style-name="P7"/>
      <text:p text:style-name="P7">Tues 6/20/2017 <text:span text:style-name="T1">2 miles</text:span> of easy running</text:p>
      <text:p text:style-name="P7"/>
      <text:p text:style-name="P7">Wed 6/21/2017 <text:span text:style-name="T1">3 miles</text:span></text:p>
      <text:p text:style-name="P7">I ran 3 miles on slightly hilly roads. <text:s/>Approximate splits: 10:10, 9:15, 9:00</text:p>
      <text:p text:style-name="P7"/>
      <text:p text:style-name="P7">Thur 6/22/2017 <text:span text:style-name="T1">4 miles</text:span></text:p>
      <text:p text:style-name="P7">I ran 4 miles with Mark Ams mainly on a hilly grass loop.</text:p>
      <text:p text:style-name="P7"/>
      <text:p text:style-name="P7">Fri 6/23/2017 <text:span text:style-name="T1">1.25 miles</text:span></text:p>
      <text:p text:style-name="P7">I ran a mile on the indoor track in 4:25+4:13 = 8:37 and rested 3:00.</text:p>
      <text:p text:style-name="P7">Then I ran 2 x 1/8 mile with 3:00 rest between. Times: 50 seconds and 51 seconds.</text:p>
      <text:p text:style-name="P7"/>
      <text:p text:style-name="P7"><text:span text:style-name="T1">21.25 </text:span>miles in the last week </text:p>
      <text:p text:style-name="P1"><text:soft-page-break/>Sat 6/24/2017 <text:span text:style-name="T1">8 miles</text:span></text:p>
      <text:p text:style-name="P1">I ran the 47<text:span text:style-name="T7">th</text:span> edition of the Butler 5 mile run. </text:p>
      <text:p text:style-name="P1">I warmed up with 2.5 miles including some fast “pick ups” near the end of the warm up. <text:s/></text:p>
      <text:p text:style-name="P1">The temperature was about 70 degrees and a nice day. <text:s/>The course is a little hilly. <text:s/>My GPS had the course length at 5.05 miles and my average pace at 8:01/mile. <text:s/>It's an out and back course.</text:p>
      <text:p text:style-name="P1">Mile splits on GPS: 7:29, 8:23, 8:07, 7:47, 8:19</text:p>
      <text:p text:style-name="P1">I warmed down with a ½ mile jog.</text:p>
      <text:p text:style-name="P1"/>
      <text:p text:style-name="P1">Sun 6/25/2017 <text:span text:style-name="T1">2.25 miles </text:span></text:p>
      <text:p text:style-name="P1">I jogged 2 miles and walked ¼ mile. </text:p>
      <text:p text:style-name="P1"/>
      <text:p text:style-name="P1">Mon 6/26/2017 <text:span text:style-name="T1">4 miles</text:span> </text:p>
      <text:p text:style-name="P1">I ran on the high school track with 4 other runners. <text:s/>They all ran intervals and I ran 4 miles not too fast. I have a slightly tight hamstring in my right leg from running in the race 2 days ago.</text:p>
      <text:p text:style-name="P1"/>
      <text:p text:style-name="P1">Tues 6/27/2017 <text:span text:style-name="T1">4 miles</text:span></text:p>
      <text:p text:style-name="P1">I jogged a ½ mile to the Wise Center and rested a few minutes.</text:p>
      <text:p text:style-name="P1">I ran 3.5 miles on a treadmill at 10:00/mile. <text:s/>My hamstring is still tight from Saturday's race.</text:p>
      <text:p text:style-name="P1"/>
      <text:p text:style-name="P1">Wed 6/28/2017 <text:span text:style-name="T1">5.75 miles</text:span></text:p>
      <text:p text:style-name="P1">My hamstring is still a little sore and tight but it is getting better every day. <text:s/>I have been massaging the affected areas every day.</text:p>
      <text:p text:style-name="P1">I ran 3 miles on a treadmill at 10:00/mile and rested for 7 minutes.</text:p>
      <text:p text:style-name="P1">I ran 2 miles. The splits were 9:38 and 9:23.</text:p>
      <text:p text:style-name="P1">To warm down I walked ¼ mile and jogged ½ mile home.</text:p>
      <text:p text:style-name="P1"/>
      <text:p text:style-name="P1">Thur 6/29/2017 <text:span text:style-name="T1">no running</text:span></text:p>
      <text:p text:style-name="P1">We drove 400 miles to California Maryland.</text:p>
      <text:p text:style-name="P1"/>
      <text:p text:style-name="P1">Fri 6/30/2017 <text:span text:style-name="T1">5.25 miles</text:span></text:p>
      <text:p text:style-name="P1">I ran on a road with rolling hills. <text:s/>It was 84 degrees and humid. <text:s/></text:p>
      <text:p text:style-name="P1">I first ran 3 miles averaging 9:45/mile and then I rested 4:00.</text:p>
      <text:p text:style-name="P1">Then I ran 2 miles. <text:s/>Splits 8:50, 8:48. <text:s/>Then I jogged ¼ mile.</text:p>
      <text:p text:style-name="P1"/>
      <text:p text:style-name="P1"/>
      <text:p text:style-name="P2">29.25 miles in the last week </text:p>
      <text:p text:style-name="P2"/>
      <text:p text:style-name="P2"/>
      <text:p text:style-name="P2"/>
      <text:p text:style-name="P10"><text:soft-page-break/><text:span text:style-name="T2">Sat 7/01/2017</text:span> 5.25 miles</text:p>
      <text:p text:style-name="P11">I ran on slightly more hilly roads than yesterday. <text:s/>It is an out and back course on Sugarbush St, <text:s/>Tallwood Rd and Wildewood Pkwy. <text:s/>According to Google Earth the ascent along the 5 mile course is 225 feet. <text:s text:c="2"/>It was 79 degrees and humid.</text:p>
      <text:p text:style-name="P11">I first ran 3 miles averaging 9:30/mile and then I rested 4:00.</text:p>
      <text:p text:style-name="P11">Then I ran 2 miles. <text:s/>Splits 9:17, 9:25. <text:s/>Then I jogged ¼ mile.</text:p>
      <text:p text:style-name="P11"/>
      <text:p text:style-name="P11">Sun 7/02/2017 <text:span text:style-name="T1">no running</text:span></text:p>
      <text:p text:style-name="P11"/>
      <text:p text:style-name="P11">Mon 7/03/2017 <text:span text:style-name="T1">5.25 miles</text:span></text:p>
      <text:p text:style-name="P11">I ran the same course as on Fri 6/30/2017 but I ran faster today. <text:s/>I ran earlier and it was about 10 degrees cooler today but more humid. <text:s/>The road has rolling hills.</text:p>
      <text:p text:style-name="P11">I first ran 3 miles averaging 8:56/mile and then I rested 4:00.</text:p>
      <text:p text:style-name="P11">Then I ran 2 miles. <text:s/>Splits 8:12, 8:37. <text:s/>Then I jogged ¼ mile. </text:p>
      <text:p text:style-name="P11"/>
      <text:p text:style-name="P11">Tues 7/04/2017 <text:span text:style-name="T1">no running</text:span></text:p>
      <text:p text:style-name="P11"/>
      <text:p text:style-name="P11">Wed 7/05/2017 <text:span text:style-name="T1">5.25 miles</text:span></text:p>
      <text:p text:style-name="P11">I ran the same 5 miles as on Sat 7/01/2017 but faster today and I did not rest after the third mile. <text:s/>It was not as hot today. <text:s/>There is 225 ft of ascent along the course.</text:p>
      <text:p text:style-name="P11">The time for 5 miles: 42:24 or 8:29/mile</text:p>
      <text:p text:style-name="P11">The mile slits: 8:35, 8:37, 8:27, 8:21, 8:23</text:p>
      <text:p text:style-name="P11"/>
      <text:p text:style-name="P11">Thur 7/06/2017 <text:span text:style-name="T1">3.5 miles</text:span></text:p>
      <text:p text:style-name="P11">I ran 3 miles on a road with rolling hills. <text:s/>The time was 10:24+9:27+9:18 = 29:09.</text:p>
      <text:p text:style-name="P11">I warmed down with a ½ mile walk in 7:45</text:p>
      <text:p text:style-name="P11"/>
      <text:p text:style-name="P11">Fri 7/07/2017 <text:span text:style-name="T1">no running</text:span></text:p>
      <text:p text:style-name="P11">We drove 400 miles back to Meadville.</text:p>
      <text:p text:style-name="P11"/>
      <text:p text:style-name="P10">19.25 miles in the past week </text:p>
      <text:p text:style-name="P11"/>
      <text:p text:style-name="P1"/>
      <text:p text:style-name="P1"><text:soft-page-break/>Sat <text:s/>7/08/2017 <text:span text:style-name="T1">1.5 miles</text:span></text:p>
      <text:p text:style-name="P1">Getting ready to run Trail Blazer 15K tomorrow.</text:p>
      <text:p text:style-name="P1">I ran 1 mile on a hilly road in 9:57 and rested 2 minutes.</text:p>
      <text:p text:style-name="P1">Then I ran 2 x 1/8 mile with a 1/8 mile jog after each. <text:s/>Time for both runs was 51 s.</text:p>
      <text:p text:style-name="P1"/>
      <text:p text:style-name="P1">Sun 7/09/2017 <text:span text:style-name="T1">11 miles</text:span></text:p>
      <text:p text:style-name="P1">I warmed up with 1.4 miles before I ran the Trail Blazer 15K on the Ernst Trail in Meadville. My GPS said the course was 9.36 miles, my time was 1:16:12 and I averaged</text:p>
      <text:p text:style-name="P1">8:08/mile. <text:s/>Mile Splits: 8:05, 8:05, 7:57, 8:11, 8:03, 8:22, 8:22, 8:19, 8:04, and 2:44 for the last 0.36 miles which corresponds to a pace of 7:38/mile. I warmed down with a ¼ mile jog.</text:p>
      <text:p text:style-name="P1"/>
      <text:p text:style-name="P1">Mon 7/10/2017 <text:span text:style-name="T1">4 miles</text:span></text:p>
      <text:p text:style-name="P1">½ mile jog to the Wise Center.</text:p>
      <text:p text:style-name="P1">3 miles on a treadmill. <text:s/>Splits: 10:00, 9:30, 9:30</text:p>
      <text:p text:style-name="P1">½ mile walk in 8:00.</text:p>
      <text:p text:style-name="P1"/>
      <text:p text:style-name="P1">Tues 7/11/2017 <text:span text:style-name="T1">no running</text:span></text:p>
      <text:p text:style-name="P2"/>
      <text:p text:style-name="P1">Wed 7/12/2017 <text:span text:style-name="T1">4.25 miles </text:span></text:p>
      <text:p text:style-name="P1">½ mile to the Wise Center.</text:p>
      <text:p text:style-name="P1">On a treadmill:</text:p>
      <text:p text:style-name="P1">1 mile in 9:00 at various paces with some parts as fast as 7:30/mile and rested 4 minutes.</text:p>
      <text:p text:style-name="P1">3 x ½ mile with a ¼ mile jog before each run and on ¼ mile at the end.</text:p>
      <text:p text:style-name="P1">The ½ miles were in 4:00, 3:57, 3:57. <text:s/>The jogs were all about 3:00.</text:p>
      <text:p text:style-name="P1">I warmed down with a ¼ mile walk in 3:45.</text:p>
      <text:p text:style-name="P1"/>
      <text:p text:style-name="P1">Thur 7/13/2017 <text:span text:style-name="T1">3miles</text:span></text:p>
      <text:p text:style-name="P1">I ran 3 miles on hilly roads and averaged 9:41/mile.</text:p>
      <text:p text:style-name="P1"/>
      <text:p text:style-name="P1">Fri 7/14/2017 <text:span text:style-name="T1">no running</text:span></text:p>
      <text:p text:style-name="P1"/>
      <text:p text:style-name="P2"/>
      <text:p text:style-name="P1"/>
      <text:p text:style-name="P2">23.75 miles in the last week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1"/>
      <text:p text:style-name="P2">29.45 miles in the last week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7-22T14:10:10.83</dc:date>
    <dc:creator>James Lombardi</dc:creator>
    <meta:editing-duration>PT6H43M17S</meta:editing-duration>
    <meta:editing-cycles>43</meta:editing-cycles>
    <meta:generator>OpenOffice/4.1.2$Win32 OpenOffice.org_project/412m3$Build-9782</meta:generator>
    <meta:document-statistic meta:table-count="0" meta:image-count="0" meta:object-count="0" meta:page-count="8" meta:paragraph-count="190" meta:word-count="2514" meta:character-count="12574"/>
  </office:meta>
</office:document-meta>
</file>